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8a4c" officeooo:paragraph-rsid="000a8a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Java program to print a DNS (Domain Name System) record for an Internet Address</text:p>
      <text:p text:style-name="P1">Code</text:p>
      <text:p text:style-name="P1"/>
      <text:p text:style-name="P1">DNSLookup.java</text:p>
      <text:p text:style-name="P1"/>
      <text:p text:style-name="P1"/>
      <text:p text:style-name="P1">// Print out DNS Record for an Internet Address</text:p>
      <text:p text:style-name="P1">import javax.naming.directory.Attributes;</text:p>
      <text:p text:style-name="P1">import javax.naming.directory.InitialDirContext;</text:p>
      <text:p text:style-name="P1">import javax.naming.NamingEnumeration;</text:p>
      <text:p text:style-name="P1">import javax.naming.NamingException;</text:p>
      <text:p text:style-name="P1">import java.net.InetAddress;</text:p>
      <text:p text:style-name="P1">import java.net.UnknownHostException;</text:p>
      <text:p text:style-name="P1"/>
      <text:p text:style-name="P1">public class DNSLookup</text:p>
      <text:p text:style-name="P1">{</text:p>
      <text:p text:style-name="P1"><text:s text:c="4"/>public static void main(String args[])</text:p>
      <text:p text:style-name="P1"><text:s text:c="4"/>{</text:p>
      <text:p text:style-name="P1"><text:s text:c="8"/>// explain what program does and how to use it </text:p>
      <text:p text:style-name="P1"><text:s text:c="8"/>if (args.length != 1)</text:p>
      <text:p text:style-name="P1"><text:s text:c="8"/>{</text:p>
      <text:p text:style-name="P1"><text:s text:c="12"/>System.err.println("Print out DNS Record for an Internet Address");</text:p>
      <text:p text:style-name="P1"><text:s text:c="12"/>System.err.println("USAGE: java DNSLookup domainName|domainAddress");</text:p>
      <text:p text:style-name="P1"><text:s text:c="12"/>System.exit(-1);</text:p>
      <text:p text:style-name="P1"><text:s text:c="8"/>}</text:p>
      <text:p text:style-name="P1"><text:s text:c="8"/>try</text:p>
      <text:p text:style-name="P1"><text:s text:c="8"/>{</text:p>
      <text:p text:style-name="P1"><text:s text:c="12"/>InetAddress inetAddress;</text:p>
      <text:p text:style-name="P1"><text:s text:c="12"/>// if first character is a digit then assume is an address</text:p>
      <text:p text:style-name="P1"><text:s text:c="12"/>if (Character.isDigit(args[0].charAt(0)))</text:p>
      <text:p text:style-name="P1"><text:s text:c="12"/>{ <text:s text:c="2"/>// convert address from string representation to byte array</text:p>
      <text:p text:style-name="P1"><text:s text:c="16"/>byte[] b = new byte[4];</text:p>
      <text:p text:style-name="P1"><text:s text:c="16"/>String[] bytes = args[0].split("[.]");</text:p>
      <text:p text:style-name="P1"><text:s text:c="16"/>for (int i = 0; i &lt; bytes.length; i++)</text:p>
      <text:p text:style-name="P1"><text:s text:c="16"/>{</text:p>
      <text:p text:style-name="P1"><text:s text:c="20"/>b[i] = new Integer(bytes[i]).byteValue();</text:p>
      <text:p text:style-name="P1"><text:s text:c="16"/>}</text:p>
      <text:p text:style-name="P1"><text:s text:c="16"/>// get Internet Address of this host address</text:p>
      <text:p text:style-name="P1"><text:s text:c="16"/>inetAddress = InetAddress.getByAddress(b);</text:p>
      <text:p text:style-name="P1"><text:s text:c="12"/>}</text:p>
      <text:p text:style-name="P1"><text:s text:c="12"/>else</text:p>
      <text:p text:style-name="P1"><text:s text:c="12"/>{ <text:s text:c="2"/>// get Internet Address of this host name</text:p>
      <text:p text:style-name="P1"><text:s text:c="16"/>inetAddress = InetAddress.getByName(args[0]);</text:p>
      <text:p text:style-name="P1"><text:s text:c="12"/>}</text:p>
      <text:p text:style-name="P1"><text:s text:c="12"/>// show the Internet Address as name/address</text:p>
      <text:p text:style-name="P1"><text:s text:c="12"/>System.out.println(inetAddress.getHostName() + "/" + inetAddress.getHostAddress());</text:p>
      <text:p text:style-name="P1"><text:s text:c="12"/>// get the default initial Directory Context</text:p>
      <text:p text:style-name="P1"><text:s text:c="12"/>InitialDirContext iDirC = new InitialDirContext();</text:p>
      <text:p text:style-name="P1"><text:s text:c="12"/>// get the DNS records for inetAddress</text:p>
      <text:p text:style-name="P1"><text:s text:c="12"/>Attributes attributes = iDirC.getAttributes("dns:/" + inetAddress.getHostName());</text:p>
      <text:p text:style-name="P1"><text:s text:c="12"/>// get an enumeration of the attributes and print them out</text:p>
      <text:p text:style-name="P1"><text:s text:c="12"/>NamingEnumeration attributeEnumeration = attributes.getAll();</text:p>
      <text:p text:style-name="P1"><text:soft-page-break/><text:s text:c="12"/>System.out.println("-- DNS INFORMATION --");</text:p>
      <text:p text:style-name="P1"><text:s text:c="12"/>while (attributeEnumeration.hasMore())</text:p>
      <text:p text:style-name="P1"><text:s text:c="12"/>{</text:p>
      <text:p text:style-name="P1"><text:s text:c="16"/>System.out.println("" + attributeEnumeration.next());</text:p>
      <text:p text:style-name="P1"><text:s text:c="12"/>}</text:p>
      <text:p text:style-name="P1"><text:s text:c="12"/>attributeEnumeration.close();</text:p>
      <text:p text:style-name="P1"><text:s text:c="8"/>}</text:p>
      <text:p text:style-name="P1"><text:s text:c="8"/>catch (UnknownHostException exception)</text:p>
      <text:p text:style-name="P1"><text:s text:c="8"/>{</text:p>
      <text:p text:style-name="P1"><text:s text:c="12"/>System.err.println("ERROR: No Internet Address for '" + args[0] + "'");</text:p>
      <text:p text:style-name="P1"><text:s text:c="8"/>}</text:p>
      <text:p text:style-name="P1"><text:s text:c="8"/>catch (NamingException exception)</text:p>
      <text:p text:style-name="P1"><text:s text:c="8"/>{</text:p>
      <text:p text:style-name="P1"><text:s text:c="12"/>System.err.println("ERROR: No DNS record for '" + args[0] + "'");</text:p>
      <text:p text:style-name="P1"><text:s text:c="8"/>}</text:p>
      <text:p text:style-name="P1"><text:s text:c="4"/>}</text:p>
      <text:p text:style-name="P1">}</text:p>
      <text:p text:style-name="P1"/>
      <text:p text:style-name="P1">Sample Runs</text:p>
      <text:p text:style-name="P1"/>
      <text:p text:style-name="P1"/>
      <text:p text:style-name="P1">::] javac DNSLookup.java</text:p>
      <text:p text:style-name="P1"/>
      <text:p text:style-name="P1">::] java DNSLookup google.com</text:p>
      <text:p text:style-name="P1">google.com/64.233.167.99</text:p>
      <text:p text:style-name="P1">-- DNS INFORMATION --</text:p>
      <text:p text:style-name="P1">A: 64.233.187.99, 72.14.207.99, 64.233.167.99</text:p>
      <text:p text:style-name="P1">NS: ns4.google.com., ns1.google.com., ns2.google.com., ns3.google.com.</text:p>
      <text:p text:style-name="P1">MX: 10 smtp4.google.com., 10 smtp1.google.com., 10 smtp2.google.com., 10 smtp3.google.com.</text:p>
      <text:p text:style-name="P1"/>
      <text:p text:style-name="P1">::] java DNSLookup diablo.cs.fsu.edu</text:p>
      <text:p text:style-name="P1">diablo.cs.fsu.edu/128.186.120.2</text:p>
      <text:p text:style-name="P1">-- DNS INFORMATION --</text:p>
      <text:p text:style-name="P1">A: 128.186.120.2</text:p>
      <text:p text:style-name="P1">MX: 10 mail.cs.fsu.edu.</text:p>
      <text:p text:style-name="P1"/>
      <text:p text:style-name="P1">::] java DNSLookup fsu.edu</text:p>
      <text:p text:style-name="P1">fsu.edu/128.186.6.14</text:p>
      <text:p text:style-name="P1">-- DNS INFORMATION --</text:p>
      <text:p text:style-name="P1">A: 128.186.6.14</text:p>
      <text:p text:style-name="P1">NS: trantor.umd.edu., nsx.lbl.gov., dns1.fsu.edu., dns2.fsu.edu., dnsa.fsu.edu.</text:p>
      <text:p text:style-name="P1">SOA: dns1.fsu.edu. hostmaster.acns.fsu.edu. 2007020700 3600 1200 604800 86400</text:p>
      <text:p text:style-name="P1">MX: 0 ms4.ucs.fsu.edu., 0 ms6.ucs.fsu.edu., 0 ms7.ucs.fsu.edu., 10 ms2.ucs.fsu.edu., 20 ms8.ucs.fsu.edu., 0 ms3.ucs.fsu.edu.</text:p>
      <text:p text:style-name="P1"/>
      <text:p text:style-name="P1">::] java DNSLookup 128.186.6.14</text:p>
      <text:p text:style-name="P1">www.fsu.edu/128.186.6.14</text:p>
      <text:p text:style-name="P1">-- DNS INFORMATION --</text:p>
      <text:p text:style-name="P1">A: 128.186.6.14</text:p>
      <text:p text:style-name="P1">MX: 0 ms6.ucs.fsu.edu., 0 ms7.ucs.fsu.edu., 10 ms8.ucs.fsu.edu., 0 ms2.ucs.fsu.edu., 0 ms3.ucs.fsu.edu., 0 ms4.ucs.fsu.edu.</text:p>
      <text:p text:style-name="P1"/>
      <text:p text:style-name="P1"><text:soft-page-break/>::] java DNSLookup yahoo.com</text:p>
      <text:p text:style-name="P1">yahoo.com/216.109.112.135</text:p>
      <text:p text:style-name="P1">-- DNS INFORMATION --</text:p>
      <text:p text:style-name="P1">A: 66.94.234.13, 216.109.112.135</text:p>
      <text:p text:style-name="P1">NS: ns9.yahoo.com., ns1.yahoo.com., ns2.yahoo.com., ns3.yahoo.com., ns4.yahoo.com., ns5.yahoo.com., ns8.yahoo.com.</text:p>
      <text:p text:style-name="P1">MX: 1 c.mx.mail.yahoo.com., 1 d.mx.mail.yahoo.com., 1 e.mx.mail.yahoo.com., 1 f.mx.mail.yahoo.com., 1 g.mx.mail.yahoo.com., 1 a.mx.mail.yahoo.com., 1 b.mx.mail.yahoo.com.</text:p>
      <text:p text:style-name="P1"/>
      <text:p text:style-name="P1">::] java DNSLookup 199.232.41.10</text:p>
      <text:p text:style-name="P1">www.gnu.org/199.232.41.10</text:p>
      <text:p text:style-name="P1">-- DNS INFORMATION --</text:p>
      <text:p text:style-name="P1">CNAME: gnu.org.</text:p>
      <text:p text:style-name="P1"/>
      <text:p text:style-name="P1">::] java DNSLookup 199.232.41</text:p>
      <text:p text:style-name="P1">199.232.41.0/199.232.41.0</text:p>
      <text:p text:style-name="P1">ERROR: No DNS record for '199.232.41'</text:p>
      <text:p text:style-name="P1"/>
      <text:p text:style-name="P1">::] java DNSLookup ghthytf.com</text:p>
      <text:p text:style-name="P1">ERROR: No Internet Address for 'ghthytf.com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4:42:25.126205309</meta:creation-date>
    <dc:date>2017-06-05T14:43:00.702900216</dc:date>
    <meta:editing-duration>P0D</meta:editing-duration>
    <meta:editing-cycles>1</meta:editing-cycles>
    <meta:document-statistic meta:table-count="0" meta:image-count="0" meta:object-count="0" meta:page-count="3" meta:paragraph-count="105" meta:word-count="428" meta:character-count="4268" meta:non-whitespace-character-count="3349"/>
    <meta:generator>LibreOffice/4.2.8.2$Linux_X86_64 LibreOffice_project/420m0$Build-2</meta:generator>
  </office:meta>
</office:document-meta>
</file>